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8cm"/>
    </style:style>
    <style:style style:name="co2" style:family="table-column">
      <style:table-column-properties fo:break-before="auto" style:column-width="4.971cm"/>
    </style:style>
    <style:style style:name="co3" style:family="table-column">
      <style:table-column-properties fo:break-before="auto" style:column-width="10.426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00" style:text-align-source="fix" style:repeat-content="false" fo:wrap-option="no-wrap" fo:border="0.002cm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ccff00" fo:wrap-option="wrap" fo:border="0.002cm solid #000000" style:vertical-align="top"/>
    </style:style>
    <style:style style:name="ce4" style:family="table-cell" style:parent-style-name="Default" style:data-style-name="N0">
      <style:table-cell-properties fo:wrap-option="wrap" style:vertical-align="top"/>
    </style:style>
  </office:automatic-styles>
  <office:body>
    <office:spreadsheet>
      <table:calculation-settings table:case-sensitive="false" table:automatic-find-labels="false" table:use-regular-expressions="false"/>
      <table:table table:name="用語定義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No</text:p>
          </table:table-cell>
          <table:table-cell table:style-name="ce3" office:value-type="string">
            <text:p>用語</text:p>
          </table:table-cell>
          <table:table-cell table:style-name="ce3" office:value-type="string">
            <text:p>説明</text:p>
          </table:table-cell>
          <table:table-cell table:number-columns-repeated="1021"/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作業管理システム</text:p>
          </table:table-cell>
          <table:table-cell office:value-type="string">
            <text:p>web画面により作業計画をたて、作業指示を出し、作業状況を入力し、作業進捗を確認するシステム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顧客</text:p>
          </table:table-cell>
          <table:table-cell office:value-type="string">
            <text:p>作業管理システムをクラウドとして利用している顧客企業</text:p>
          </table:table-cell>
          <table:table-cell table:number-columns-repeated="1021"/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システム管理者</text:p>
          </table:table-cell>
          <table:table-cell office:value-type="string">
            <text:p>顧客企業側にて、作業管理システムを管理しているユーザ</text:p>
          </table:table-cell>
          <table:table-cell table:number-columns-repeated="1021"/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>
            <text:p>統合システム管理者</text:p>
          </table:table-cell>
          <table:table-cell office:value-type="string">
            <text:p>作業管理システムのクラウドサービス提供側にて、作業管理システムを管理している管理者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ＭＳ Ｐゴシック" fo:font-size="11pt" style:font-name-asian="ＭＳ Ｐゴシック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6">2021/07/06</text:date>, <text:time>14:27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デフォルトの作業定義TB" style:display-name="PageStyle_デフォルトの作業定義T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06T14:27:15.05</dc:date>
    <meta:editing-duration>PT29M7S</meta:editing-duration>
    <meta:editing-cycles>6</meta:editing-cycles>
    <meta:document-statistic meta:table-count="1" meta:cell-count="15" meta:object-count="0"/>
  </office:meta>
</office:document-meta>
</file>